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paragraph-properties fo:text-align="end"/>
      <style:text-properties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4pt" style:font-size-asian="14pt" style:font-size-complex="14pt"/>
    </style:style>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office:automatic-styles>
  <office:body>
    <office:text text:use-soft-page-breaks="true">
      <text:p text:style-name="P1">Personal report for data storage and solutions<text:s/></text:p>
      <text:p text:style-name="P2">Aayush Jain- 10518910</text:p>
      <text:p text:style-name="Normal"/>
      <text:p text:style-name="P3">Introduction</text:p>
      <text:p text:style-name="Normal">Data Storage Solutions for Data Analytics is a module taught us in our first semester of master’s in Data Analytics in Dublin business school and It is a comprehensive module<text:s/>which is taught over a span of 3 months. This module involves an assessment which requires to create a Datawarehouse and implement the topics covered in the module. <text:s/></text:p>
      <text:p text:style-name="Normal">When I was approached by my group to work on the topic of ‘Irish Stock Market Analysis’ I<text:s/>agreed to work on it without a second thought. The topic of stock market analysis interests me more because of my experience of working on stocks and their prediction. A few months back, me and a few colleagues worked on a similar project which aimed at predicting stock of the Indian market using sentimental analysis. Hence, I was more than delighted to work along with my Data storage group to work on this new project and apply my previous expertise in it.</text:p>
      <text:p text:style-name="Normal">Our project ‘Irish Stock Analysis’ aims to analyse<text:s/>the trend in the stock market movement and which factors influence these movements. We decided to investigate the effect of news articles and PESTLE data on the Irish stock market. Various factors like news regarding a particular company, economic news, developments in technology, environmental changes etc affect stocks of those particular sector of the market. <text:s/>These changes in trends can be seen in the data that is incorporated in the project. To make sure that the output is accurate and can be used in the real world, we used a python code to scrape data from the official Irish times news for related data. Also we used ISEQ data to get data straight from the official Irish stock market to get the opening and closing vlues of every company from the past 10<text:s/>years.<text:s/></text:p>
      <text:p text:style-name="P4">Project flow and My contribution:</text:p>
      <text:p text:style-name="Normal">The project started with us discussing the key involved factors and finding a way to obtain the data. Investigating the source of data before scraping it was our first step towards the start of this project. Once<text:s/>all the sources of data were found, we started with scrapping the data from the various sources such as Irish times, ISEQ etc<text:s/></text:p>
      <text:p text:style-name="Normal">The next step that came was to clean the data that we had obtained. A problem with scrapped data is that it contains unwanted data that can affect the analysis of data. The csv obtained after scrapping of data needed to be thoroughly checked for errors, missing values, gibberish data, null values etc. Cleaning of data helped us with better data analysis in the long run.<text:s/></text:p>
      <text:p text:style-name="Normal">After cleaning the data, the data had to be reviewed and overall structure of the database had to be decided. Keeping in mind our attributes, we decided to select a star schema approach and derive all its relations from it. As taught in class, deciding the main factors and the selecting a proper schema is essential for data warehousing and the following ETL process.</text:p>
      <text:p text:style-name="Normal">After creating a database using SQL queries and adding all the constrains to create the keys and to ensure the integrity of the data base, we started with<text:s/>the process of ETL. ETL stand for Extraction, Transform and Load. In our module this process was taught on Visual studio 2019 and hence we used the same. Visual studio is an amazing tool that uses GUI as well as SQL queries to extract data<text:s/><text:soft-page-break/>from a source,<text:s/>transform the data into the required formats and data types and loading the data into a data warehouse. Our project works on 2 fact tables and 6 dimensional tables representing the various sources of data. This step particularly took the most time because<text:s/>of the nature of our data but it was fun to over come the issues and work on it together</text:p>
      <text:p text:style-name="Normal">Visual studio also has various extensions that help in developing reports of a given data source and one such tool is SSRS. SSRS helps in developing reports such as matrix or tabular reports which help in visualising data easily and more understandable for the common eye.<text:s/></text:p>
      <text:p text:style-name="Normal">Xml stands for Extensible mark up language and it is mainly used to make the structure of the data more available and transportable through electronic medium. Neo4j is a graphical database which represents the dataset in a more visually appealing way. Unfortunately, I couldn’t contribute much to this part of the project as it was assigned to one of the other members of the group.</text:p>
      <text:p text:style-name="P5">Conclusion:</text:p>
      <text:p text:style-name="Normal">This module along with its assignment has taught me to:</text:p>
      <text:list text:style-name="LFO1" text:continue-numbering="true">
        <text:list-item>
          <text:p text:style-name="P6">use SQL for data management using the Microsoft SQL tools framework,</text:p>
        </text:list-item>
        <text:list-item>
          <text:p text:style-name="P7">data warehousing and ETL using visual studio 2019,<text:s/></text:p>
        </text:list-item>
        <text:list-item>
          <text:p text:style-name="P8">reporting tools such as the SSRS tool for visual studio to produce various reports such as tabular or matrix reports to make it easier to understand data,</text:p>
        </text:list-item>
        <text:list-item>
          <text:p text:style-name="P9">making visualisations using R programming,<text:s/></text:p>
        </text:list-item>
        <text:list-item>
          <text:p text:style-name="P10">producing graphic databases using Neo4J<text:s/></text:p>
        </text:list-item>
        <text:list-item>
          <text:p text:style-name="P11">and learning what XML is and its applications to a data<text:s/></text:p>
        </text:list-item>
      </text:list>
      <text:p text:style-name="Normal">Other topics covered in this module are<text:s/>working with unstructured data using Mongo db, NOSQL and working on big data using Hadoop for the s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ayush Sandeep Jain</meta:initial-creator>
    <dc:creator>Aayush Sandeep Jain</dc:creator>
    <meta:creation-date>2019-12-16T20:42:00Z</meta:creation-date>
    <dc:date>2019-12-16T23:52:00Z</dc:date>
    <meta:template xlink:href="Normal" xlink:type="simple"/>
    <meta:editing-cycles>5</meta:editing-cycles>
    <meta:editing-duration>PT9720S</meta:editing-duration>
    <meta:document-statistic meta:page-count="2" meta:paragraph-count="9" meta:word-count="741" meta:character-count="4957" meta:row-count="35" meta:non-whitespace-character-count="4225"/>
  </office:meta>
</office:document-meta>
</file>